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352cm" draw:marker-end-width="0.352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0.795cm" svg:x="1.635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0.795cm" svg:x="14.33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3.175cm" svg:x="1.635cm" svg:y="13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6cm" svg:height="3.175cm" svg:x="9.89cm" svg:y="13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0.635cm" svg:x="2.27cm" svg:y="2.27cm"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0.635cm" svg:x="14.97cm" svg:y="2.27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5.08cm" svg:x="7.985cm" svg:y="6.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4.445cm" svg:height="0.635cm" svg:x="8.62cm" svg:y="7.985cm">
          <text:p text:style-name="P1">Flas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1.27cm" svg:x="8.62cm" svg:y="9.255cm">
          <text:p text:style-name="P1">Image Libra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5.08cm" svg:x="7.985cm" svg:y="1.63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4.445cm" svg:height="1.27cm" svg:x="8.62cm" svg:y="4.81cm"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0.635cm" svg:x="8.62cm" svg:y="3.54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0.635cm" svg:x="2.27cm" svg:y="13.7cm">
          <text:p text:style-name="P1">comic.co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9cm" svg:height="0.635cm" svg:x="10.525cm" svg:y="13.7cm">
          <text:p text:style-name="P1">graphicpages.nateperry.or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05cm" svg:height="0.635cm" svg:x="2.27cm" svg:y="14.97cm">
          <text:p text:style-name="P1">RS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0.635cm" svg:x="4.81cm" svg:y="14.97cm">
          <text:p text:style-name="P1">imag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0.635cm" svg:x="10.525cm" svg:y="14.97cm">
          <text:p text:style-name="P1">lis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athan Perry</meta:initial-creator>
    <meta:creation-date>2010-06-18T23:02:55</meta:creation-date>
    <dc:date>2010-07-02T20:32:18</dc:date>
    <dc:creator>Nathan Perry</dc:creator>
    <meta:editing-duration>PT00H24M24S</meta:editing-duration>
    <meta:editing-cycles>18</meta:editing-cycles>
    <meta:generator>OpenOffice.org/3.2$Linux OpenOffice.org_project/320m12$Build-9483</meta:generator>
    <meta:document-statistic meta:object-count="17"/>
  </office:meta>
</office:document-meta>
</file>